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e015" officeooo:paragraph-rsid="0006e015"/>
    </style:style>
    <style:style style:name="P2" style:family="paragraph" style:parent-style-name="Text_20_body">
      <style:text-properties officeooo:rsid="00085a23" officeooo:paragraph-rsid="00085a23"/>
    </style:style>
    <style:style style:name="P3" style:family="paragraph" style:parent-style-name="Text_20_body">
      <style:text-properties officeooo:rsid="00097420" officeooo:paragraph-rsid="00097420"/>
    </style:style>
    <style:style style:name="P4" style:family="paragraph" style:parent-style-name="Heading_20_3">
      <style:text-properties officeooo:rsid="0006e015" officeooo:paragraph-rsid="0006e015"/>
    </style:style>
    <style:style style:name="P5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Variable Assignment:</text:h>
      <text:p text:style-name="P1">Immediate = deferred</text:p>
      <text:p text:style-name="P1">immediate ?= deferred</text:p>
      <text:p text:style-name="P1">immediate:= immediate</text:p>
      <text:p text:style-name="P1">immediate::= immediate</text:p>
      <text:p text:style-name="P2">immediate += deferred or immediate</text:p>
      <text:p text:style-name="P2">immediate != immediate</text:p>
      <text:h text:style-name="Heading_20_3" text:outline-level="3">Lazy Set</text:h>
      <text:p text:style-name="P5"><text:span text:style-name="Source_20_Text">VARIABLE = value</text:span></text:p>
      <text:p text:style-name="Text_20_body">Normal setting of a variable - values within it are recursively expanded when the variable is used, not when it's declared</text:p>
      <text:h text:style-name="Heading_20_3" text:outline-level="3">Immediate Set</text:h>
      <text:p text:style-name="P5"><text:span text:style-name="Source_20_Text">VARIABLE := value</text:span></text:p>
      <text:p text:style-name="Text_20_body">Setting of a variable with simple expansion of the values inside - values within it are expanded at declaration time.</text:p>
      <text:h text:style-name="Heading_20_3" text:outline-level="3">Set If Absent</text:h>
      <text:p text:style-name="P5"><text:span text:style-name="Source_20_Text">VARIABLE ?= value</text:span></text:p>
      <text:p text:style-name="Text_20_body">Setting of a variable only if it doesn't have a value</text:p>
      <text:h text:style-name="Heading_20_3" text:outline-level="3">Append</text:h>
      <text:p text:style-name="P5"><text:span text:style-name="Source_20_Text">VARIABLE += value</text:span></text:p>
      <text:p text:style-name="Text_20_body">Appending the supplied value to the existing value (or setting to that value if the variable didn't exist)</text:p>
      <text:p text:style-name="Text_20_body">The shell assignment operator ‘<text:span text:style-name="Example">!=</text:span>’ can be used to execute a shell script and set a variable to its output. This operator first evaluates the right-hand side, then passes that result to the shell for execution. If the result of the execution ends in a newline, that one newline is removed; all other newlines are replaced by spaces. The resulting string is then placed into the named recursively-expanded variable. For example: </text:p>
      <text:p text:style-name="Preformatted_20_Text">hash != printf '\043'</text:p>
      <text:p text:style-name="P5">file_list != find . -name '*.c'</text:p>
      <text:p text:style-name="P3"><text:a xlink:type="simple" xlink:href="https://www.raspberrypi.org/downloads/raspbian/" text:style-name="Internet_20_link" text:visited-style-name="Visited_20_Internet_20_Link"/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1:16:50.978965043</meta:creation-date>
    <meta:generator>LibreOffice/5.1.6.2$Linux_X86_64 LibreOffice_project/10m0$Build-2</meta:generator>
    <dc:date>2017-10-27T14:56:55.004333389</dc:date>
    <meta:editing-duration>PT6H45M22S</meta:editing-duration>
    <meta:editing-cycles>4</meta:editing-cycles>
    <meta:document-statistic meta:table-count="0" meta:image-count="0" meta:object-count="0" meta:page-count="1" meta:paragraph-count="22" meta:word-count="191" meta:character-count="1144" meta:non-whitespace-character-count="974"/>
  </office:meta>
</office:document-meta>
</file>